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zxx" fo:country="none" officeooo:rsid="0010a2f9" officeooo:paragraph-rsid="0010a2f9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officeooo:rsid="0010a2f9" officeooo:paragraph-rsid="00115734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15734" officeooo:paragraph-rsid="00115734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zxx" fo:country="none" style:text-underline-style="solid" style:text-underline-width="auto" style:text-underline-color="font-color" fo:font-weight="bold" officeooo:rsid="0010a2f9" officeooo:paragraph-rsid="0010a2f9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zxx" fo:country="none" style:text-underline-style="solid" style:text-underline-width="auto" style:text-underline-color="font-color" fo:font-weight="bold" officeooo:rsid="0010a2f9" officeooo:paragraph-rsid="0010a2f9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zxx" fo:country="none" style:text-underline-style="solid" style:text-underline-width="auto" style:text-underline-color="font-color" officeooo:rsid="0010a2f9" officeooo:paragraph-rsid="0010a2f9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style:text-underline-style="none" fo:font-weight="normal" officeooo:rsid="0010a2f9" officeooo:paragraph-rsid="0010a2f9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10a2f9" officeooo:paragraph-rsid="0014a3f6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zxx" fo:country="none" officeooo:rsid="0010a2f9" officeooo:paragraph-rsid="0017b24f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zxx" fo:country="none" officeooo:rsid="0010a2f9" officeooo:paragraph-rsid="00185b3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zxx" fo:country="none" officeooo:rsid="0010a2f9" officeooo:paragraph-rsid="001967fd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zxx" fo:country="none" officeooo:rsid="0010a2f9" officeooo:paragraph-rsid="002075f6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zxx" fo:country="none" officeooo:rsid="0010a2f9" officeooo:paragraph-rsid="0010a2f9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language="zxx" fo:country="none" officeooo:rsid="0010a2f9" officeooo:paragraph-rsid="00272b1f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officeooo:rsid="001967fd" officeooo:paragraph-rsid="00185b3e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zxx" fo:country="none" officeooo:rsid="001967fd" officeooo:paragraph-rsid="002075f6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zxx" fo:country="none" officeooo:rsid="002475c5" officeooo:paragraph-rsid="002475c5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zxx" fo:country="none" officeooo:rsid="0024cd7a" officeooo:paragraph-rsid="0024cd7a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language="zxx" fo:country="none" style:text-underline-style="solid" style:text-underline-width="auto" style:text-underline-color="font-color" officeooo:rsid="0010a2f9" officeooo:paragraph-rsid="002075f6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officeooo:paragraph-rsid="00168375"/>
    </style:style>
    <style:style style:name="P21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bold" officeooo:rsid="0010a2f9" officeooo:paragraph-rsid="0010a2f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bold" officeooo:rsid="0010a2f9" officeooo:paragraph-rsid="001967f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bold" officeooo:rsid="0010a2f9" officeooo:paragraph-rsid="0011573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solid" style:text-underline-width="auto" style:text-underline-color="font-color" fo:font-weight="bold" officeooo:rsid="0010a2f9" officeooo:paragraph-rsid="0010a2f9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15734"/>
    </style:style>
    <style:style style:name="T4" style:family="text">
      <style:text-properties officeooo:rsid="0012f13b"/>
    </style:style>
    <style:style style:name="T5" style:family="text">
      <style:text-properties officeooo:rsid="0014a3f6"/>
    </style:style>
    <style:style style:name="T6" style:family="text">
      <style:text-properties fo:language="zxx" fo:country="none" officeooo:rsid="00168375" style:language-asian="zxx" style:country-asian="none" style:language-complex="zxx" style:country-complex="none"/>
    </style:style>
    <style:style style:name="T7" style:family="text">
      <style:text-properties fo:language="zxx" fo:country="none" officeooo:rsid="001f868b" style:language-asian="zxx" style:country-asian="none" style:language-complex="zxx" style:country-complex="none"/>
    </style:style>
    <style:style style:name="T8" style:family="text">
      <style:text-properties fo:color="#000000" style:font-name="Liberation Serif" fo:language="zxx" fo:country="none" fo:font-weight="normal" officeooo:rsid="00168375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color="#000000" style:font-name="Liberation Serif" fo:font-weight="normal" style:font-weight-asian="normal" style:font-weight-complex="normal"/>
    </style:style>
    <style:style style:name="T10" style:family="text">
      <style:text-properties fo:color="#000000" style:font-name="Liberation Serif" fo:font-weight="normal" officeooo:rsid="00168375" style:font-weight-asian="normal" style:font-weight-complex="normal"/>
    </style:style>
    <style:style style:name="T11" style:family="text">
      <style:text-properties fo:color="#000000" style:font-name="Liberation Serif" fo:font-weight="normal" officeooo:rsid="0017b24f" style:font-weight-asian="normal" style:font-weight-complex="normal"/>
    </style:style>
    <style:style style:name="T12" style:family="text">
      <style:text-properties fo:color="#000000" style:font-name="Liberation Serif" fo:font-weight="normal" officeooo:rsid="001f868b" style:font-weight-asian="normal" style:font-weight-complex="normal"/>
    </style:style>
    <style:style style:name="T13" style:family="text">
      <style:text-properties fo:color="#000000" style:font-name="Liberation Serif" fo:font-weight="normal" officeooo:rsid="00226d9a" style:font-weight-asian="normal" style:font-weight-complex="normal"/>
    </style:style>
    <style:style style:name="T14" style:family="text">
      <style:text-properties officeooo:rsid="0017b24f"/>
    </style:style>
    <style:style style:name="T15" style:family="text">
      <style:text-properties officeooo:rsid="00185b3e"/>
    </style:style>
    <style:style style:name="T16" style:family="text">
      <style:text-properties officeooo:rsid="001967f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officeooo:rsid="00185b3e" style:font-size-asian="14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bold" officeooo:rsid="00115734" style:font-size-asian="14pt" style:font-weight-asian="bold" style:font-size-complex="14pt" style:font-weight-complex="bold"/>
    </style:style>
    <style:style style:name="T21" style:family="text">
      <style:text-properties fo:font-size="14pt" style:text-underline-style="solid" style:text-underline-width="auto" style:text-underline-color="font-color" fo:font-weight="bold" officeooo:rsid="0014a3f6" style:font-size-asian="14pt" style:font-weight-asian="bold" style:font-size-complex="14pt" style:font-weight-complex="bold"/>
    </style:style>
    <style:style style:name="T22" style:family="text">
      <style:text-properties officeooo:rsid="001d3419"/>
    </style:style>
    <style:style style:name="T23" style:family="text">
      <style:text-properties officeooo:rsid="0010a2f9"/>
    </style:style>
    <style:style style:name="T24" style:family="text">
      <style:text-properties officeooo:rsid="002075f6"/>
    </style:style>
    <style:style style:name="T25" style:family="text">
      <style:text-properties officeooo:rsid="0022c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dMe_InfoAboutFiles</text:p>
      <text:p text:style-name="P1"/>
      <text:p text:style-name="P1"/>
      <text:p text:style-name="P1"><text:span text:style-name="T4">This</text:span> file gives you a short overview over the implemented programs in this folder.</text:p>
      <text:p text:style-name="P1"/>
      <text:p text:style-name="P17">A possible sequence how these files can used, could be:</text:p>
      <text:p text:style-name="P17"># read all recordings</text:p>
      <text:p text:style-name="P17">Motion_Datareader_Train_Test.py</text:p>
      <text:p text:style-name="P17"># Train and Test HMM<text:line-break/>HMMExo_Train_Test.py</text:p>
      <text:p text:style-name="P17"># Test online the trained HMM with new data<text:line-break/>HMMExo_Online_Test_WithoutBarChart.py</text:p>
      <text:p text:style-name="P17"># Evaluate the predicted movements</text:p>
      <text:p text:style-name="P17">EvaluationPredictedMovementsOnline.py</text:p>
      <text:p text:style-name="P17"># Calculate the accuracy of the prediction</text:p>
      <text:p text:style-name="P17">Calculation.py</text:p>
      <text:p text:style-name="P17"># Plot your values for further investigations</text:p>
      <text:p text:style-name="P17">ValuePlotter.py</text:p>
      <text:p text:style-name="P18">or ValuePlotter_2Plots.np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/>
      <text:p text:style-name="P21">Calculation.py:</text:p>
      <text:p text:style-name="P1"/>
      <text:p text:style-name="P6">Parameter:</text:p>
      <text:p text:style-name="P1">First parameter in terminal: amount right predictions</text:p>
      <text:p text:style-name="P1">Second parameter in terminal: amount wrong predictions</text:p>
      <text:p text:style-name="P1"/>
      <text:p text:style-name="P1">Calculates the accuracy of the predicted movements.</text:p>
      <text:p text:style-name="P1"/>
      <text:p text:style-name="P5"><text:line-break/><text:span text:style-name="T17">coloring.py:</text:span></text:p>
      <text:p text:style-name="P1"/>
      <text:p text:style-name="P1"><text:span text:style-name="T25">G</text:span>enerates an colored output in the terminal</text:p>
      <text:p text:style-name="P1"/>
      <text:p text:style-name="P5"><text:line-break/><text:span text:style-name="T17">compareYvalues.py:</text:span><text:line-break/><text:line-break/><text:span text:style-name="T1">Parameter:</text:span></text:p>
      <text:p text:style-name="P7">First parameter in terminal: comparison file</text:p>
      <text:p text:style-name="P1"/>
      <text:p text:style-name="P1">Compares the y values (the predicted movements) and prints out the accuracy in the terminal.</text:p>
      <text:p text:style-name="P1">This can be used to compare the before read out offline values for training (ExoMotion_y_Train_Test.pkl)</text:p>
      <text:p text:style-name="P1"/>
      <text:p text:style-name="P1"/>
      <text:p text:style-name="P21"><text:soft-page-break/>EvaluationPredictedList.py:</text:p>
      <text:p text:style-name="P1"/>
      <text:p text:style-name="P6">Parameter:</text:p>
      <text:p text:style-name="P1">First parameter in terminal: file with predicted movements</text:p>
      <text:p text:style-name="P1"/>
      <text:p text:style-name="P1">This file counts the predicted movements of the given input file and outputs a statistic of the predicted movements and the total amount of the predictions. </text:p>
      <text:p text:style-name="P1">The input file just consists out of predicted movements, one per line. For example:</text:p>
      <text:p text:style-name="P1">WalkingForward</text:p>
      <text:p text:style-name="P1">WalkingBackward</text:p>
      <text:p text:style-name="P1">WalkingForward</text:p>
      <text:p text:style-name="P1"/>
      <text:p text:style-name="P1"/>
      <text:p text:style-name="P24">EvaluationPredictedMovementOnline.py:</text:p>
      <text:p text:style-name="P1"/>
      <text:p text:style-name="P6">Parameter:</text:p>
      <text:p text:style-name="P1">First parameter in terminal: file with predicted movements</text:p>
      <text:p text:style-name="P1"/>
      <text:p text:style-name="P1">This file counts the predicted movements of the given input file and outputs a statistic of the predicted movements and the total amount of the predictions. </text:p>
      <text:p text:style-name="P1">The input is the file which is generated during the online evaluation and has the format:</text:p>
      <text:p text:style-name="P1">format: ['Thu', 'Apr', '27', '10:16:46', '2017', ':', '', 'TurnLeft']</text:p>
      <text:p text:style-name="P10"><text:line-break/><text:span text:style-name="T20">HMMExo_Offline_Test_WithBarChart.py</text:span><text:span text:style-name="T3"><text:line-break/></text:span></text:p>
      <text:p text:style-name="P10"><text:span text:style-name="T15">Predicts offline the movement of the given npy.file. A bar chart with the predicted movements is printed additionally. In the file <text:s/>'Predicted_Movement.txt' is saved the predicted movements.<text:line-break/><text:line-break/></text:span><text:span text:style-name="T19">HMMExo_Online_Test_WithBarChart.py</text:span></text:p>
      <text:p text:style-name="P15"/>
      <text:p text:style-name="P19">Parameter:</text:p>
      <text:p text:style-name="P16"><text:span text:style-name="T23">First parameter in terminal: number of proxy</text:span></text:p>
      <text:p text:style-name="P16">--<text:span text:style-name="T24">&gt; if the script is started several times during the execution of Armarx, the proxy name has to be different. The number is added to the original proxyname.</text:span></text:p>
      <text:p text:style-name="P16"/>
      <text:p text:style-name="P16"><text:bookmark-start text:name="__DdeLink__177_312548492"/>The incoming sensor values of the MMMCapture Component are combined and then tested online with the trained HMM. The prediction is plotted as a bar chart and saved in a textfile <text:span text:style-name="T22">called </text:span><text:bookmark-start text:name="__DdeLink__179_312548492"/><text:span text:style-name="T22">'Predicted_Movements_Online_New'</text:span><text:bookmark-end text:name="__DdeLink__179_312548492"/>. <text:bookmark-end text:name="__DdeLink__177_312548492"/></text:p>
      <text:p text:style-name="P2"/>
      <text:p text:style-name="P22"><text:span text:style-name="T3">HMMExo_Online_Test_WithoutBarChart.py</text:span></text:p>
      <text:p text:style-name="P11"/>
      <text:p text:style-name="P19">Parameter:</text:p>
      <text:p text:style-name="P16"><text:span text:style-name="T23">First parameter in terminal: number of proxy</text:span></text:p>
      <text:p text:style-name="P12"><text:span text:style-name="T16">--&gt; if the script is started several times during the execution of Armarx, the proxy name has to be different. The number is added to the original proxyname.</text:span></text:p>
      <text:p text:style-name="P12"/>
      <text:p text:style-name="P14"><text:span text:style-name="T16">The incoming sensor values of the MMMCapture Component are combined and then tested online with the trained HMM. The prediction is saved in a textfile called 'Predicted_Movements_Online_New'. </text:span><text:line-break/><text:line-break/></text:p>
      <text:p text:style-name="P14"><text:soft-page-break/><text:span text:style-name="T20">HMMExo_Train_Test.py</text:span></text:p>
      <text:p text:style-name="P8"/>
      <text:p text:style-name="P8"><text:span text:style-name="T5">Trains the HMM with a stratified k-fold cross-validation. For each iteration the accuracy is calculated. At the end the HMM with the highest accuracy is saved for the offline prediction in the file 'HMMBestTrained.npy'.<text:line-break/><text:line-break/></text:span><text:span text:style-name="T21">Motion_Datareader_Train_Test.py</text:span></text:p>
      <text:p text:style-name="P8"/>
      <text:p text:style-name="P20"><text:span text:style-name="T6">Combines the values of the different sensor modalities. After the combination </text:span><text:bookmark-start text:name="__DdeLink__175_312548492"/><text:span text:style-name="T6">the whole data set is splitted into windows (using Window.py). The windows are saved in the file </text:span><text:span text:style-name="T7">'</text:span><text:span text:style-name="T8">E</text:span><text:span text:style-name="T9">xoMotions_X_Train_Test.npy</text:span><text:span text:style-name="T12">'</text:span><text:span text:style-name="T9"> </text:span><text:span text:style-name="T10">and their represented movements as a string in the file </text:span><text:span text:style-name="T12">'</text:span><text:span text:style-name="T10">E</text:span><text:span text:style-name="T9">xoMotions_y_Train_Test.pkl</text:span><text:span text:style-name="T12">'</text:span><text:span text:style-name="T9">. </text:span><text:span text:style-name="T10">These files are necessary for the </text:span><text:span text:style-name="T12">script '</text:span><text:span text:style-name="T10">HMMExo_Train_Test.py</text:span><text:bookmark-end text:name="__DdeLink__175_312548492"/><text:span text:style-name="T12">'.</text:span></text:p>
      <text:p text:style-name="P23"/>
      <text:p text:style-name="P3"><text:span text:style-name="T18">Motion_Datareader_Train_Test_OneSensor.py</text:span><text:line-break/></text:p>
      <text:p text:style-name="P9"><text:span text:style-name="T14">Saves the sensor values of one sensor modality. The whole data set is splitted into windows (using Window.py). The windows are saved in the file '</text:span><text:span text:style-name="T10">E</text:span><text:span text:style-name="T11">xoMotions_X_online.npy</text:span><text:span text:style-name="T13">'</text:span><text:span text:style-name="T11"> </text:span><text:span text:style-name="T10">and their represented movements as a string in the file </text:span><text:span text:style-name="T13">'</text:span><text:span text:style-name="T10">E</text:span><text:span text:style-name="T11">xoMotions_y_online.pkl</text:span><text:span text:style-name="T13">'</text:span><text:span text:style-name="T11">. </text:span><text:span text:style-name="T10">These files are necessary for the </text:span><text:span text:style-name="T13">script </text:span><text:span text:style-name="T10"><text:s/></text:span><text:span text:style-name="T13">'</text:span><text:span text:style-name="T10">HMMExo_Train_Test.py</text:span><text:span text:style-name="T13">'.</text:span><text:line-break/><text:line-break/><text:span text:style-name="T2">readOptoForce.py</text:span></text:p>
      <text:p text:style-name="P1"/>
      <text:p text:style-name="P1">Reads out the OptoForce Values.</text:p>
      <text:p text:style-name="P5">ValuePlotter.py</text:p>
      <text:p text:style-name="P1"/>
      <text:p text:style-name="P6">Parameter:</text:p>
      <text:p text:style-name="P1">First parameter in terminal: recording file with measurement</text:p>
      <text:p text:style-name="P1"/>
      <text:p text:style-name="P1">Plots the measurements for one sensor modality.</text:p>
      <text:p text:style-name="P1"/>
      <text:p text:style-name="P1"/>
      <text:p text:style-name="P5">ValuePlotter_2Plots.py</text:p>
      <text:p text:style-name="P1"/>
      <text:p text:style-name="P1">Parameter:</text:p>
      <text:p text:style-name="P1">First parameter in terminal: first recording file with measurement</text:p>
      <text:p text:style-name="P1">First parameter in terminal: second recording file with measurement</text:p>
      <text:p text:style-name="P1"/>
      <text:p text:style-name="P1">Plots the measurements for two sensor modality.</text:p>
      <text:p text:style-name="P1"/>
      <text:p text:style-name="P1"/>
      <text:p text:style-name="P5">Window.py</text:p>
      <text:p text:style-name="P1"/>
      <text:p text:style-name="P1">Necessary for the data splitting into windows.</text:p>
      <text:p text:style-name="P1"/>
      <text:p text:style-name="P1"/>
      <text:p text:style-name="P5">Window_Online.py</text:p>
      <text:p text:style-name="P1"/>
      <text:p text:style-name="P1">Necessary for the data splitting into windows for the Online HMM Testing. </text:p>
      <text:p text:style-name="P1">Nearly the same code as Window.py, only some adaptations for the online test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1:51:00.591936266</meta:creation-date>
    <dc:date>2017-05-08T10:13:28.386147676</dc:date>
    <meta:editing-duration>PT3H8M12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631" meta:character-count="4594" meta:non-whitespace-character-count="4017"/>
  </office:meta>
</office:document-meta>
</file>